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b77" officeooo:paragraph-rsid="000914fe"/>
    </style:style>
    <style:style style:name="P2" style:family="paragraph" style:parent-style-name="Standard">
      <style:paragraph-properties fo:text-align="center" style:justify-single-word="false"/>
      <style:text-properties officeooo:rsid="000f6b77" officeooo:paragraph-rsid="000914fe"/>
    </style:style>
    <style:style style:name="P3" style:family="paragraph" style:parent-style-name="Standard">
      <style:paragraph-properties fo:text-align="justify" style:justify-single-word="false"/>
      <style:text-properties officeooo:rsid="000f6b77" officeooo:paragraph-rsid="000914fe"/>
    </style:style>
    <style:style style:name="P4" style:family="paragraph" style:parent-style-name="Standard">
      <style:paragraph-properties fo:margin-top="0cm" fo:margin-bottom="0.071cm" style:contextual-spacing="false" fo:text-align="justify" style:justify-single-word="false"/>
      <style:text-properties officeooo:paragraph-rsid="000aaaf6"/>
    </style:style>
    <style:style style:name="T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fo:font-size="12pt" fo:font-weight="normal" officeooo:rsid="001a0fe3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fo:font-weight="normal" officeooo:rsid="00b656f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fo:font-weight="normal" officeooo:rsid="001a0fe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normal" officeooo:rsid="000914f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loext:opacity="100%" style:font-name="Times New Roman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4"><text:span text:style-name="Emphasis"><text:span text:style-name="T3"/></text:span><text:span text:style-name="Placeholder_20_Text"><text:span text:style-name="T7">From Compliance to Collaboration: Structural Violence, Psychiatric Medication, <text:line-break/>and the Ethics of Decision-Making</text:span></text:span></text:p>
      <text:p text:style-name="P3"><text:span text:style-name="Emphasis"><text:span text:style-name="T3"/></text:span></text:p>
      <text:p text:style-name="P3"><text:span text:style-name="Emphasis"><text:span text:style-name="T4">Shared decision-making and autonomous medication management: a scientific, medical, and biocultural anthropological analysis of psychiatric violence, medical torture, and institutional responsibility in contemporary spain -an action research study toward transdisciplinary solutions for a just, educated, healthy, and sustainable society</text:span></text:span></text:p>
      <text:p text:style-name="P3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6">2025, Yogyakarta, Indonesia</text:span></text:span></text:p>
      <text:p text:style-name="P1"><text:span text:style-name="Emphasis"><text:span text:style-name="T2"/></text:span></text:p>
      <text:p text:style-name="P3"><text:span text:style-name="Emphasis"><text:span text:style-name="T5"/></text:span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1:34:42.851688231</meta:creation-date>
    <dc:date>2025-06-24T18:01:18.345210904</dc:date>
    <meta:editing-duration>PT8M3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55" meta:character-count="478" meta:non-whitespace-character-count="424"/>
  </office:meta>
</office:document-meta>
</file>